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78000000438E9231E95D5AD9F5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paragraph" svg:width="6.9252in" svg:height="3.8953in" draw:z-index="0"><draw:image xlink:href="Pictures/100000000000078000000438E9231E95D5AD9F52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03T00:06:47.978000000</meta:creation-date>
    <dc:date>2020-12-03T00:07:20.469000000</dc:date>
    <meta:editing-duration>PT36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6.1.6.3$Windows_X86_64 LibreOffice_project/5896ab1714085361c45cf540f76f60673dd96a72</meta:generator>
  </office:meta>
</office:document-meta>
</file>